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OROSCO ANCULLE, YANNELI ROSA</text:span></text:p>
      <text:p text:style-name="P3"><text:span text:style-name="T6">CANT. TOTAL DE CAJAS: 2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ISAMISA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S CRIOLLOS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2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CAMANA</text:span></text:p>
      <text:p text:style-name="P6"/>
      <text:p text:style-name="P6">Recojo: <text:span text:style-name="T3">OROSCO ANCULLE, YANNELI ROSA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4T01:09:58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